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7A0000021E9B9C09E4C92933D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Source Han Sans SC" svg:font-family="'Source Han Sans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197cm"/>
      <style:paragraph-properties style:writing-mode="lr-tb"/>
    </style:style>
    <style:style style:name="gr3" style:family="graphic" style:parent-style-name="standard">
      <style:graphic-properties draw:fill="solid" draw:fill-color="#990099" draw:textarea-horizontal-align="justify" draw:textarea-vertical-align="middle" draw:auto-grow-height="false" fo:min-height="1.239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589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977cm"/>
      <style:paragraph-properties style:writing-mode="lr-tb"/>
    </style:style>
    <style:style style:name="gr6" style:family="graphic" style:parent-style-name="standard">
      <style:graphic-properties draw:fill="solid" draw:fill-color="#990099" draw:textarea-horizontal-align="justify" draw:textarea-vertical-align="middle" draw:auto-grow-height="false" fo:min-height="2.38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21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29cm"/>
      <style:paragraph-properties style:writing-mode="lr-tb"/>
    </style:style>
    <style:style style:name="gr9" style:family="graphic" style:parent-style-name="standard">
      <style:graphic-properties draw:fill="solid" draw:fill-color="#990099" draw:textarea-horizontal-align="justify" draw:textarea-vertical-align="middle" draw:auto-grow-height="false" fo:min-height="1.885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06cm"/>
      <style:paragraph-properties style:writing-mode="lr-tb"/>
    </style:style>
    <style:style style:name="gr11" style:family="graphic" style:parent-style-name="standard">
      <style:graphic-properties draw:fill="solid" draw:fill-color="#990099" draw:textarea-horizontal-align="justify" draw:textarea-vertical-align="middle" draw:auto-grow-height="false" fo:min-height="2.703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18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color="#003366" loext:opacity="100%" loext:color-lum-mod="100%" loext:color-lum-off="0%" fo:font-style="italic" fo:text-shadow="1pt 1pt" style:font-style-asian="italic" style:font-style-complex="italic"/>
    </style:style>
    <style:style style:name="P3" style:family="paragraph">
      <loext:graphic-properties draw:fill="solid" draw:fill-color="#990099"/>
      <style:paragraph-properties fo:text-align="center"/>
    </style:style>
    <style:style style:name="T1" style:family="text">
      <style:text-properties fo:color="#003366" loext:opacity="100%" fo:font-style="italic" fo:text-shadow="1pt 1pt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7.699cm" svg:height="10.707cm" svg:x="1cm" svg:y="1.493cm">
          <draw:image xlink:href="Pictures/100000010000057A0000021E9B9C09E4C92933DC.png" xlink:type="simple" xlink:show="embed" xlink:actuate="onLoad" draw:mime-type="image/png">
            <text:p/>
          </draw:image>
        </draw:frame>
        <draw:frame draw:style-name="gr2" draw:text-style-name="P2" draw:layer="layout" svg:width="4.697cm" svg:height="1.673cm" svg:x="3.143cm" svg:y="11.35cm">
          <draw:text-box>
            <text:p><text:span text:style-name="T1">parametric </text:span></text:p>
            <text:p><text:span text:style-name="T1"><text:s text:c="4"/></text:span><text:span text:style-name="T1">specification</text:span></text:p>
          </draw:text-box>
        </draw:frame>
        <draw:custom-shape draw:style-name="gr3" draw:text-style-name="P3" draw:layer="layout" svg:width="0.85cm" svg:height="1.7cm" draw:transform="rotate (-0.785398163397449) translate (8.552cm 3.694cm)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2" draw:layer="layout" svg:width="3.089cm" svg:height="1.673cm" svg:x="5.153cm" svg:y="2.95cm">
          <draw:text-box>
            <text:p><text:span text:style-name="T1">Kleene's </text:span></text:p>
            <text:p><text:span text:style-name="T1"><text:s text:c="4"/></text:span><text:span text:style-name="T1">star</text:span></text:p>
          </draw:text-box>
        </draw:frame>
        <draw:custom-shape draw:style-name="gr3" draw:text-style-name="P3" draw:layer="layout" svg:width="0.85cm" svg:height="1.7cm" draw:transform="rotate (-0.785398163397449) translate (6.777cm 6.545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" draw:text-style-name="P2" draw:layer="layout" svg:width="5.477cm" svg:height="1.673cm" svg:x="2.425cm" svg:y="7.688cm">
          <draw:text-box>
            <text:p><text:span text:style-name="T1">existential </text:span></text:p>
            <text:p><text:span text:style-name="T1"><text:s text:c="7"/></text:span><text:span text:style-name="T1">quantification</text:span></text:p>
          </draw:text-box>
        </draw:frame>
        <draw:custom-shape draw:style-name="gr3" draw:text-style-name="P3" draw:layer="layout" svg:width="0.85cm" svg:height="1.7cm" draw:transform="rotate (-0.785398163397449) translate (7.749cm 10.6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3" draw:layer="layout" svg:width="0.85cm" svg:height="3.004cm" draw:transform="rotate (-0.785398163397449) translate (15.074cm 6.275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" draw:text-style-name="P2" draw:layer="layout" svg:width="4.621cm" svg:height="0.962cm" svg:x="9.679cm" svg:y="8.688cm">
          <draw:text-box>
            <text:p><text:span text:style-name="T1">concatenation </text:span></text:p>
          </draw:text-box>
        </draw:frame>
        <draw:frame draw:style-name="gr5" draw:text-style-name="P2" draw:layer="layout" svg:width="5.477cm" svg:height="1.673cm" svg:x="2.426cm" svg:y="7.689cm">
          <draw:text-box>
            <text:p><text:span text:style-name="T1">existential </text:span></text:p>
            <text:p><text:span text:style-name="T1"><text:s text:c="7"/></text:span><text:span text:style-name="T1">quantification</text:span></text:p>
          </draw:text-box>
        </draw:frame>
        <draw:custom-shape draw:style-name="gr3" draw:text-style-name="P3" draw:layer="layout" svg:width="0.85cm" svg:height="1.7cm" draw:transform="rotate (-0.785398163397449) translate (27.152cm 6.397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" draw:text-style-name="P2" draw:layer="layout" svg:width="3.529cm" svg:height="0.962cm" svg:x="24.85cm" svg:y="7.9cm">
          <draw:text-box>
            <text:p><text:span text:style-name="T1">optionality </text:span></text:p>
          </draw:text-box>
        </draw:frame>
        <draw:custom-shape draw:style-name="gr9" draw:text-style-name="P3" draw:layer="layout" svg:width="0.85cm" svg:height="2.44cm" draw:transform="rotate (-0.785398163397449) translate (25.699cm 3.824cm)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0" draw:text-style-name="P2" draw:layer="layout" svg:width="3.106cm" svg:height="0.962cm" svg:x="21.744cm" svg:y="3.1cm">
          <draw:text-box>
            <text:p><text:span text:style-name="T1">recursion</text:span></text:p>
          </draw:text-box>
        </draw:frame>
        <draw:custom-shape draw:style-name="gr11" draw:text-style-name="P3" draw:layer="layout" svg:width="0.85cm" svg:height="3.373cm" draw:transform="rotate (-0.785398163397449) translate (24.385cm 6.214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2" draw:text-style-name="P2" draw:layer="layout" svg:width="3.918cm" svg:height="0.962cm" svg:x="19.95cm" svg:y="8.938cm">
          <draw:text-box>
            <text:p><text:span text:style-name="T1">intersection 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Source Han Sans SC" svg:font-family="'Source Han Sans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SC" style:font-family-asian="'Source Han Sans SC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avide Ancona</meta:initial-creator>
    <meta:creation-date>2023-07-13T17:10:07.809292506</meta:creation-date>
    <dc:date>2023-07-13T17:50:32.327376185</dc:date>
    <dc:creator>Davide Ancona</dc:creator>
    <meta:editing-duration>PT33M50S</meta:editing-duration>
    <meta:editing-cycles>13</meta:editing-cycles>
    <meta:generator>LibreOffice/7.4.5.1$Linux_X86_64 LibreOffice_project/40$Build-1</meta:generator>
    <meta:document-statistic meta:object-count="16"/>
  </office:meta>
</office:document-meta>
</file>